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40000014489E8681649A01DEE.png" manifest:media-type="image/png"/>
  <manifest:file-entry manifest:full-path="Pictures/10000001000004BA000000F5C783F4436C59A23F.png" manifest:media-type="image/png"/>
  <manifest:file-entry manifest:full-path="Pictures/10000001000002740000012E9C5830F8C855B8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00ff9" officeooo:paragraph-rsid="00100ff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0ff9" officeooo:paragraph-rsid="00100ff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0ff9" officeooo:paragraph-rsid="00100ff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0ff9" officeooo:paragraph-rsid="00115b2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5b25" officeooo:paragraph-rsid="00100ff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5b25" officeooo:paragraph-rsid="00115b25" style:font-size-asian="12.25pt" style:font-weight-asian="normal" style:font-size-complex="14pt" style:font-weight-complex="normal"/>
    </style:style>
    <style:style style:name="T1" style:family="text">
      <style:text-properties officeooo:rsid="00115b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3</text:p>
      <text:p text:style-name="P2">Q1)</text:p>
      <text:p text:style-name="P2"><draw:frame draw:style-name="fr2" draw:name="Image1" text:anchor-type="char" svg:x="0.661cm" svg:y="0.557cm" svg:width="16.616cm" svg:height="7.99cm" draw:z-index="0"><draw:image xlink:href="Pictures/10000001000002740000012E9C5830F8C855B871.png" xlink:type="simple" xlink:show="embed" xlink:actuate="onLoad" draw:mime-type="image/png"/></draw:frame></text:p>
      <text:p text:style-name="P2">Q<text:span text:style-name="T1">2</text:span>)</text:p>
      <text:p text:style-name="P2"/>
      <text:p text:style-name="P5"><draw:frame draw:style-name="fr1" draw:name="Image3" text:anchor-type="char" svg:width="17cm" svg:height="3.441cm" draw:z-index="2"><draw:image xlink:href="Pictures/10000001000004BA000000F5C783F4436C59A23F.png" xlink:type="simple" xlink:show="embed" xlink:actuate="onLoad" draw:mime-type="image/png"/></draw:frame><draw:frame draw:style-name="fr2" draw:name="Image2" text:anchor-type="char" svg:x="0.28cm" svg:y="4.792cm" svg:width="16.616cm" svg:height="8.573cm" draw:z-index="1"><draw:image xlink:href="Pictures/10000001000002740000014489E8681649A01DEE.png" xlink:type="simple" xlink:show="embed" xlink:actuate="onLoad" draw:mime-type="image/png"/></draw:frame></text:p>
      <text:p text:style-name="P6">Q3)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2:29:44.740669972</meta:creation-date>
    <dc:date>2024-03-16T22:46:10.160976654</dc:date>
    <meta:editing-duration>PT9M57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1" meta:paragraph-count="4" meta:word-count="5" meta:character-count="24" meta:non-whitespace-character-count="22"/>
  </office:meta>
</office:document-meta>
</file>